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365b" officeooo:paragraph-rsid="000e632e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a796b"/>
    </style:style>
    <style:style style:name="T3" style:family="text">
      <style:text-properties style:text-underline-style="none" officeooo:rsid="001d3407"/>
    </style:style>
    <style:style style:name="T4" style:family="text">
      <style:text-properties style:text-underline-style="none" officeooo:rsid="0005158d"/>
    </style:style>
    <style:style style:name="T5" style:family="text">
      <style:text-properties style:text-underline-style="none" officeooo:rsid="0008677d"/>
    </style:style>
    <style:style style:name="T6" style:family="text">
      <style:text-properties style:text-underline-style="none" officeooo:rsid="000bf03a"/>
    </style:style>
    <style:style style:name="T7" style:family="text">
      <style:text-properties style:text-underline-style="none" officeooo:rsid="000e632e"/>
    </style:style>
    <style:style style:name="T8" style:family="text">
      <style:text-properties style:text-underline-style="none" officeooo:rsid="000ffb8b"/>
    </style:style>
    <style:style style:name="T9" style:family="text">
      <style:text-properties style:text-underline-style="none" officeooo:rsid="000c8439"/>
    </style:style>
    <style:style style:name="T10" style:family="text">
      <style:text-properties officeooo:rsid="0008677d"/>
    </style:style>
    <style:style style:name="T11" style:family="text">
      <style:text-properties officeooo:rsid="000aad13"/>
    </style:style>
    <style:style style:name="T12" style:family="text">
      <style:text-properties officeooo:rsid="000bf03a"/>
    </style:style>
    <style:style style:name="T13" style:family="text">
      <style:text-properties officeooo:rsid="000c8439"/>
    </style:style>
    <style:style style:name="T14" style:family="text">
      <style:text-properties officeooo:rsid="000e632e"/>
    </style:style>
    <style:style style:name="T15" style:family="text">
      <style:text-properties officeooo:rsid="000ffb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goals of the project <text:span text:style-name="T2">is </text:span><text:span text:style-name="T5">to create </text:span><text:span text:style-name="T8">three</text:span><text:span text:style-name="T5"> machine learning model</text:span><text:span text:style-name="T7">s</text:span><text:span text:style-name="T5"> that can be used to predict the stock prices of BlackBerry. </text:span><text:span text:style-name="T1">The methodology the project is going to use is </text:span><text:span text:style-name="T5">Long Short Term Memory (LSTM), Gated Recurrent Units (GRU) and Gated Adversarial Networks (GAN). </text:span><text:span text:style-name="T7">T</text:span>he problem the project is going to address is <text:span text:style-name="T10">accurate stock price prediction. </text:span>The existing resources I will depend on are <text:span text:style-name="T10">various python packages for data science such as tensor flow, pandas </text:span><text:span text:style-name="T12">and stock data from </text:span><text:span text:style-name="T14">Y</text:span><text:span text:style-name="T12">ahoo </text:span><text:span text:style-name="T14">F</text:span><text:span text:style-name="T12">inance</text:span><text:span text:style-name="T10">.</text:span><text:span text:style-name="T3"> T</text:span><text:span text:style-name="T1">he contribution </text:span><text:span text:style-name="T4">I intend to make is </text:span><text:span text:style-name="T5">a comparison of the </text:span><text:span text:style-name="T8">three</text:span><text:span text:style-name="T5"> </text:span><text:span text:style-name="T6">different</text:span><text:span text:style-name="T5"> models where I look at the compilation time, accuracy and errors. </text:span><text:span text:style-name="T8">T</text:span><text:span text:style-name="T7">hen</text:span><text:span text:style-name="T6"> draw</text:span><text:span text:style-name="T8">ing </text:span><text:span text:style-name="T6">conclusions about predicting financial data. </text:span>The evaluation of the project <text:span text:style-name="T14">will be</text:span> <text:span text:style-name="T10">training the models on </text:span><text:span text:style-name="T14">BlackBerry </text:span><text:span text:style-name="T12">stock </text:span><text:span text:style-name="T10">data </text:span><text:span text:style-name="T15">recorded daily</text:span><text:span text:style-name="T10"> </text:span><text:span text:style-name="T13">from February 4 1999 to September 27 2021</text:span><text:span text:style-name="T10"> to predict September 28 </text:span><text:span text:style-name="T11">2021. </text:span><text:span text:style-name="T13">Some of the recent </text:span>work that has already been done in the area is <text:span text:style-name="T12">stock price prediction for S&amp;P 500 Companies by Zhong and Hitchcock; work on Stock Price Movement Predictions by Bhardwaj </text:span><text:span text:style-name="T13">and Stock price prediction using BERT and GAN by Sonkiya, </text:span><text:span text:style-name="T15">Bajpai and Bansal</text:span><text:span text:style-name="T13">. </text:span><text:span text:style-name="T15">Through these papers I was able to reduce the set of models down to these 3 since they were commonly applied. </text:span><text:span text:style-name="T1">The plans for the project are </text:span><text:span text:style-name="T9">to research and create all </text:span><text:span text:style-name="T8">three</text:span><text:span text:style-name="T9"> models using the training data and then </text:span><text:span text:style-name="T8">test on the following days results; which can be verified using Yahoo Finance historical data tool then tweak and compar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7T20:07:09.345606355</meta:creation-date>
    <dc:date>2021-09-28T19:26:08.491414971</dc:date>
    <meta:editing-duration>PT1H49M47S</meta:editing-duration>
    <meta:editing-cycles>9</meta:editing-cycles>
    <meta:generator>LibreOffice/7.1.5.2$Linux_X86_64 LibreOffice_project/10$Build-2</meta:generator>
    <meta:document-statistic meta:table-count="0" meta:image-count="0" meta:object-count="0" meta:page-count="1" meta:paragraph-count="1" meta:word-count="250" meta:character-count="1467" meta:non-whitespace-character-count="1218"/>
  </office:meta>
</office:document-meta>
</file>